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iriam" svg:font-family="Miriam" style:font-family-generic="swiss" style:font-pitch="variable" svg:panose-1="2 11 5 2 5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1.1034in" style:use-optimal-column-width="false"/>
    </style:style>
    <style:style style:name="TableColumn7" style:family="table-column">
      <style:table-column-properties style:column-width="2.9548in" style:use-optimal-column-width="false"/>
    </style:style>
    <style:style style:name="TableColumn8" style:family="table-column">
      <style:table-column-properties style:column-width="2.1631in" style:use-optimal-column-width="false"/>
    </style:style>
    <style:style style:name="TableColumn9" style:family="table-column">
      <style:table-column-properties style:column-width="3.184in" style:use-optimal-column-width="false"/>
    </style:style>
    <style:style style:name="Table5" style:family="table">
      <style:table-properties style:width="9.4055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2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3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4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5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6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P17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8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9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3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8" style:parent-style-name="Normal" style:family="paragraph">
      <style:text-properties style:font-name="Verdana" style:font-name-complex="Miriam" fo:font-size="8pt" style:font-size-asian="8pt" style:font-size-complex="8pt"/>
    </style:style>
    <style:style style:name="TableCell3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4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7" style:parent-style-name="Normal" style:family="paragraph">
      <style:text-properties style:font-name="Verdana" style:font-name-complex="Miriam" fo:font-size="8pt" style:font-size-asian="8pt" style:font-size-complex="8pt"/>
    </style:style>
    <style:style style:name="TableCell4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5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54" style:parent-style-name="Textbody" style:family="paragraph">
      <style:paragraph-properties fo:break-before="page" fo:margin-bottom="0in"/>
      <style:text-properties style:font-name="Verdana" fo:font-size="8pt" style:font-size-asian="8pt" style:font-size-complex="8pt"/>
    </style:style>
    <style:style style:name="P55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56" style:parent-style-name="Textbody" style:family="paragraph">
      <style:paragraph-properties fo:margin-bottom="0in"/>
    </style:style>
    <style:style style:name="T57" style:parent-style-name="DefaultParagraphFont" style:family="text">
      <style:text-properties style:font-name="Verdana" fo:font-size="8pt" style:font-size-asian="8pt" style:font-size-complex="8pt"/>
    </style:style>
    <style:style style:name="T58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Date</text:p>
          </table:table-cell>
          <table:table-cell table:style-name="TableCell13">
            <text:p text:style-name="P14">Activity</text:p>
          </table:table-cell>
          <table:table-cell table:style-name="TableCell15">
            <text:p text:style-name="P16">Accountability</text:p>
            <text:p text:style-name="P17">(Name of Individual)</text:p>
          </table:table-cell>
          <table:table-cell table:style-name="TableCell18">
            <text:p text:style-name="P19">Comments/Remarks</text:p>
          </table:table-cell>
        </table:table-row>
        <table:table-row table:style-name="TableRow20">
          <table:table-cell table:style-name="TableCell21" table:number-rows-spanned="2">
            <text:p text:style-name="P22">Jan 27 – Feb 3</text:p>
          </table:table-cell>
          <table:table-cell table:style-name="TableCell23">
            <text:p text:style-name="P24">Code for the cat mini-game and main menu</text:p>
          </table:table-cell>
          <table:table-cell table:style-name="TableCell25">
            <text:p text:style-name="P26">Javi Almirante</text:p>
          </table:table-cell>
          <table:table-cell table:style-name="TableCell27">
            <text:p text:style-name="P28"/>
          </table:table-cell>
        </table:table-row>
        <table:table-row table:style-name="TableRow29">
          <table:covered-table-cell>
            <text:p text:style-name="Normal"/>
          </table:covered-table-cell>
          <table:table-cell table:style-name="TableCell30">
            <text:p text:style-name="P31">Cat graphics and background art</text:p>
          </table:table-cell>
          <table:table-cell table:style-name="TableCell32">
            <text:p text:style-name="P33">Clare Tan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Feb 3 -5<text:s/></text:p>
          </table:table-cell>
          <table:table-cell table:style-name="TableCell39">
            <text:p text:style-name="P40">Code review and testing</text:p>
          </table:table-cell>
          <table:table-cell table:style-name="TableCell41">
            <text:p text:style-name="P42">Arel Latoga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Feb 4-5</text:p>
          </table:table-cell>
          <table:table-cell table:style-name="TableCell48">
            <text:p text:style-name="P49">Finalize deliverable documents</text:p>
          </table:table-cell>
          <table:table-cell table:style-name="TableCell50">
            <text:p text:style-name="P51">Clare Tan and Arel Latoga</text:p>
          </table:table-cell>
          <table:table-cell table:style-name="TableCell52">
            <text:p text:style-name="P53"/>
          </table:table-cell>
        </table:table-row>
      </table:table>
      <text:soft-page-break/>
      <text:p text:style-name="P54">Expected Number of Sprint Commits: 13</text:p>
      <text:p text:style-name="P55">Expected Number of Code<text:s/>Reviews: 13</text:p>
      <text:p text:style-name="P56"><text:span text:style-name="T57">Expected Number of Software Release: 2 (Alpha and Beta)</text:span><text:span text:style-name="T58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iriam" svg:font-family="Miriam" style:font-family-generic="swiss" style:font-pitch="variable" svg:panose-1="2 11 5 2 5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lare Tan</meta:initial-creator>
    <dc:creator>Clare Tan</dc:creator>
    <meta:creation-date>2016-01-27T10:02:00Z</meta:creation-date>
    <dc:date>2016-01-27T10:02:00Z</dc:date>
    <meta:template xlink:href="Normal.dotm" xlink:type="simple"/>
    <meta:editing-cycles>2</meta:editing-cycles>
    <meta:editing-duration>PT60S</meta:editing-duration>
    <meta:document-statistic meta:page-count="2" meta:paragraph-count="1" meta:word-count="72" meta:character-count="482" meta:row-count="3" meta:non-whitespace-character-count="411"/>
  </office:meta>
</office:document-meta>
</file>